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list-style-name="LFO1" style:family="paragraph"/>
    <style:style style:name="P6" style:parent-style-name="Normal" style:family="paragraph">
      <style:paragraph-properties fo:margin-left="0.5in">
        <style:tab-stops/>
      </style:paragraph-properties>
    </style:style>
    <style:style style:name="P7" style:parent-style-name="Normal" style:list-style-name="LFO1" style:family="paragraph"/>
    <style:style style:name="P8" style:parent-style-name="Normal" style:list-style-name="LFO2" style:family="paragraph"/>
    <style:style style:name="P9" style:parent-style-name="Normal" style:family="paragraph">
      <style:paragraph-properties fo:margin-bottom="0in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list-style-name="LFO3" style:family="paragraph"/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Normal" style:list-style-name="LFO4" style:family="paragraph"/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margin-bottom="0in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paragraph-properties fo:margin-bottom="0in"/>
    </style:style>
    <style:style style:name="P39" style:parent-style-name="Normal" style:family="paragraph">
      <style:paragraph-properties fo:margin-bottom="0in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>
      <style:paragraph-properties fo:margin-bottom="0in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list-style-name="LFO5" style:family="paragraph"/>
    <style:style style:name="P49" style:parent-style-name="Normal" style:list-style-name="LFO6" style:family="paragraph"/>
    <style:style style:name="P50" style:parent-style-name="Normal" style:list-style-name="LFO7" style:family="paragraph"/>
    <style:style style:name="P51" style:parent-style-name="Normal" style:list-style-name="LFO8" style:family="paragraph"/>
    <style:style style:name="P52" style:parent-style-name="Normal" style:list-style-name="LFO9" style:family="paragraph"/>
  </office:automatic-styles>
  <office:body>
    <office:text text:use-soft-page-breaks="true">
      <text:p text:style-name="P1">DC SRAP meeting 52</text:p>
      <text:p text:style-name="Normal">Time: 2024-09-10, 15:00-16:00 UTC</text:p>
      <text:p text:style-name="Normal">Place: Zoom,<text:s/><text:a xlink:href="https://helsinki.zoom.us/j/62368569596?pwd=UGQxenZFbjZQUlluRzdQQUM1UFhaUT09" office:target-frame-name="_top" xlink:show="replace"><text:span text:style-name="Hyperlink">https://helsinki.zoom.us/j/62368569596?pwd=UGQxenZFbjZQUlluRzdQQUM1UFhaUT09</text:span></text:a> </text:p>
      <text:p text:style-name="Normal">Agenda</text:p>
      <text:list text:style-name="LFO1" text:continue-numbering="true">
        <text:list-item>
          <text:p text:style-name="P2">Opening of the meeting</text:p>
        </text:list-item>
        <text:list-item>
          <text:p text:style-name="P3">Appointment of the minutes taker</text:p>
        </text:list-item>
      </text:list>
      <text:p text:style-name="P4">Alasdair to take minutes</text:p>
      <text:list text:style-name="LFO1" text:continue-numbering="true">
        <text:list-item>
          <text:p text:style-name="P5">Approval of the agenda</text:p>
        </text:list-item>
      </text:list>
      <text:p text:style-name="P6">Approved</text:p>
      <text:list text:style-name="LFO1" text:continue-numbering="true">
        <text:list-item>
          <text:p text:style-name="P7">Minutes of previous meetings</text:p>
        </text:list-item>
      </text:list>
      <text:p text:style-name="Normal">Minutes of previous meetings are on GitHub:<text:line-break/><text:a xlink:href="https://github.com/dcmi/dc-srap/tree/main/meetings" office:target-frame-name="_top" xlink:show="replace"><text:span text:style-name="Hyperlink">https://github.com/dcmi/dc-srap/tree/main/meetings</text:span></text:a> </text:p>
      <text:p text:style-name="Normal"><text:tab/>Approved</text:p>
      <text:p text:style-name="Normal">Minutes of the previous meeting 51 added by Karen:<text:line-break/><text:a xlink:href="https://github.com/dcmi/dc-srap/blob/main/meetings/2024-08-27.srap_meeting_51.odt" office:target-frame-name="_top" xlink:show="replace"><text:span text:style-name="Hyperlink">https://github.com/dcmi/dc-srap/blob/main/meetings/2024-08-27.srap_meeting_51.odt</text:span></text:a> </text:p>
      <text:list text:style-name="LFO2" text:continue-numbering="true">
        <text:list-item>
          <text:p text:style-name="P8">SRAP/Rioxx mapping: Grant shape and Project identifier</text:p>
        </text:list-item>
      </text:list>
      <text:p text:style-name="Normal">GitHub issue:<text:s/><text:a xlink:href="https://github.com/dcmi/dc-srap/issues/56" office:target-frame-name="_top" xlink:show="replace"><text:span text:style-name="Hyperlink">https://github.com/d</text:span><text:bookmark-start text:name="_Hlt177985423"/><text:bookmark-start text:name="_Hlt177985424"/><text:span text:style-name="Hyperlink">c</text:span><text:bookmark-end text:name="_Hlt177985423"/><text:bookmark-end text:name="_Hlt177985424"/><text:span text:style-name="Hyperlink">mi/dc-srap/issues/56</text:span></text:a><text:s/>(grant)</text:p>
      <text:p text:style-name="Normal">GitHub issue:<text:s/><text:a xlink:href="https://github.com/dcmi/dc-srap/issues/57" office:target-frame-name="_top" xlink:show="replace"><text:span text:style-name="Hyperlink">https://github.com/dcmi/dc-srap/issues/57</text:span></text:a><text:s/>(project)</text:p>
      <text:p text:style-name="Normal">Pull request:<text:s/><text:a xlink:href="https://github.com/dcmi/dc-srap/pull/59" office:target-frame-name="_top" xlink:show="replace"><text:span text:style-name="Hyperlink">https://github.com/dcmi/dc-srap/pull/59</text:span></text:a> </text:p>
      <text:p text:style-name="Normal">Karen added a Grant shape, as discussed at the previous meeting 51. A project identifier was added in the same pull request.</text:p>
      <text:p text:style-name="P9">OS: Schema.org has ‘funding’ property; should we call the shape ‘grant or funding’?</text:p>
      <text:p text:style-name="P10">AM: Is a grant one type of fund?</text:p>
      <text:p text:style-name="P11">OS: Use description from Schema.org – keep name as ‘funding’ with ‘grant’ in description</text:p>
      <text:p text:style-name="P12">KC: Funder can have two options. If has IRI for organisation, use organisation shape</text:p>
      <text:p text:style-name="P13">OS:<text:s/>Have IRI in valueNodeType</text:p>
      <text:p text:style-name="P14">KC: Need to say if IRI or BNODE</text:p>
      <text:p text:style-name="P15">OS: Various – have blank, IRI or BNODE</text:p>
      <text:p text:style-name="P16">KC: Ones with valueShapes should be IRI / literal; could use schema:identifier or dct:dentifier</text:p>
      <text:p text:style-name="P17">OS: Makes sense to keep consistency with Schema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soft-page-break/>
      <text:list text:style-name="LFO3" text:continue-numbering="true">
        <text:list-item>
          <text:p text:style-name="P25">Removing relatedCode and relatedDataset</text:p>
        </text:list-item>
      </text:list>
      <text:p text:style-name="Normal">GitHub issue:<text:s/><text:a xlink:href="https://github.com/dcmi/dc-srap/issues/58" office:target-frame-name="_top" xlink:show="replace"><text:span text:style-name="Hyperlink">https://github.com/dcmi/dc-srap/issues/58</text:span></text:a> </text:p>
      <text:p text:style-name="P26">KC: Is a related resource a scholarly resource?</text:p>
      <text:p text:style-name="P27">OS: Dataset may not be</text:p>
      <text:p text:style-name="P28">KC: Treat as SRAP resource</text:p>
      <text:p text:style-name="P29">OS: Put in as valueShape for relation</text:p>
      <text:p text:style-name="P30">KC: Will need two options as for grant; point of DC is options, but don’t want too many</text:p>
      <text:p text:style-name="P31"/>
      <text:p text:style-name="Normal">Based on discussion in the previous meeting, we are considering replacing relatedCode and relatedDataset by instead using plain dc:relation that points to a shape with an identifier and type.</text:p>
      <text:list text:style-name="LFO4" text:continue-numbering="true">
        <text:list-item>
          <text:p text:style-name="P32">Rioxx examples in SRAP</text:p>
        </text:list-item>
      </text:list>
      <text:p text:style-name="Normal">Rioxx 3.0 includes four example records:<text:s/><text:a xlink:href="https://rioxx.net/profiles/v3-0-final/#example-records" office:target-frame-name="_top" xlink:show="replace"><text:span text:style-name="Hyperlink">https://rioxx.net/profiles/v3-0-final/#example-records</text:span></text:a> </text:p>
      <text:p text:style-name="Normal">Agreed at meeting 51: Karen will try to do Rioxx examples 1 and 2, Osma will do 3 and 4</text:p>
      <text:p text:style-name="Normal">Karen created example 1:<text:s/><text:a xlink:href="https://github.com/dcmi/dc-srap/tree/main/examples" office:target-frame-name="_top" xlink:show="replace"><text:span text:style-name="Hyperlink">https://github.com/dcmi/</text:span><text:bookmark-start text:name="_Hlt177991157"/><text:bookmark-start text:name="_Hlt177991158"/><text:span text:style-name="Hyperlink">d</text:span><text:bookmark-end text:name="_Hlt177991157"/><text:bookmark-end text:name="_Hlt177991158"/><text:span text:style-name="Hyperlink">c-srap/tree/main/examples</text:span></text:a> </text:p>
      <text:p text:style-name="Normal">Osma created example 3:<text:s/><text:a xlink:href="https://github.com/dcmi/dc-srap/blob/main/docs/examples/rioxx3.md" office:target-frame-name="_top" xlink:show="replace"><text:span text:style-name="Hyperlink">https://github.com/dcmi/dc-srap/blob/main/docs/examples/rioxx3.md</text:span></text:a> </text:p>
      <text:p text:style-name="Normal">Examples 2 and 4 are still missing, but before doing those, we could harmonize these.</text:p>
      <text:p text:style-name="Normal">Rioxx Relations (e.g. links to PDF downloads and "cite-as" information) are difficult to represent in SRAP.</text:p>
      <text:p text:style-name="P33">OS: RIOXX has property of ‘record public release date’</text:p>
      <text:p text:style-name="P34">AM: Probably a date/time stamp internal to system such as DSpace</text:p>
      <text:p text:style-name="P35">OS: Difference between internal ad external identifiers - <text:s/>RIOXX<text:s/>includes links to PDFs</text:p>
      <text:p text:style-name="P36">KC: Have internal identifier within repository</text:p>
      <text:p text:style-name="P37">OS: ‘cite as’ - use identifier</text:p>
      <text:p text:style-name="P38">KC: Have type for dataset with relation. Rioxx ext_relation example of journal article and versions</text:p>
      <text:p text:style-name="P39">OS: Relation to other SRAP resource<text:s/>– provide identifier and type</text:p>
      <text:p text:style-name="P40">KC: valueConstraint is COAR resource type</text:p>
      <text:p text:style-name="P41">OS: Should be possible to use dct:relation</text:p>
      <text:p text:style-name="P42">KC: dct:hasVersion?</text:p>
      <text:p text:style-name="P43">OS: Doesn’t help with version type</text:p>
      <text:p text:style-name="P44"><text:span text:style-name="T45">ACTION:</text:span><text:s/>Open issue to look at version and version type and try to create example (OS)</text:p>
      <text:p text:style-name="P46">KC: Need example of more than one – repeatable in Rioxx</text:p>
      <text:p text:style-name="P47"/>
      <text:list text:style-name="LFO5" text:continue-numbering="true">
        <text:list-item>
          <text:p text:style-name="P48">Journal Article Versions</text:p>
        </text:list-item>
      </text:list>
      <text:p text:style-name="Normal">NISO Journal Article Versions new draft can be found on<text:a xlink:href="https://www.niso.org/standards-committees/jav-revision" office:target-frame-name="_top" xlink:show="replace"><text:span text:style-name="Hyperlink"><text:s/>https://www.niso.org/standards-committees/jav-revision</text:span></text:a></text:p>
      <text:p text:style-name="Normal">At SRAP meeting 49, Alasdair took the task to discuss metadata and publication life cycle with Edinburgh University Open Access colleagues.</text:p>
      <text:list text:style-name="LFO6" text:continue-numbering="true">
        <text:list-item>
          <text:p text:style-name="P49">Flat model / dot syntax for SRAP</text:p>
        </text:list-item>
      </text:list>
      <text:p text:style-name="Normal">GitHub issue:<text:s/><text:a xlink:href="https://github.com/dcmi/dc-srap/issues/53" office:target-frame-name="_top" xlink:show="replace"><text:span text:style-name="Hyperlink">https://github.com/dcmi/dc-srap/issues/53</text:span></text:a> </text:p>
      <text:p text:style-name="Normal"/>
      <text:p text:style-name="Normal">See also the discussion at SRAP meeting 48.</text:p>
      <text:list text:style-name="LFO7" text:continue-numbering="true">
        <text:list-item>
          <text:p text:style-name="P50">Classes to be proposed to DCTerms</text:p>
        </text:list-item>
      </text:list>
      <text:p text:style-name="Normal">GitHub issue:<text:s/><text:a xlink:href="https://github.com/dcmi/dc-srap/issues/54" office:target-frame-name="_top" xlink:show="replace"><text:span text:style-name="Hyperlink">https://github.com/dcmi/dc-srap/issues/54</text:span></text:a> </text:p>
      <text:p text:style-name="Normal"/>
      <text:p text:style-name="Normal">Based on discussions at SRAP meeting 48, Karen created this issue about suggesting new classes for DCTerms.</text:p>
      <text:list text:style-name="LFO8" text:continue-numbering="true">
        <text:list-item>
          <text:p text:style-name="P51">Any other business </text:p>
        </text:list-item>
      </text:list>
      <text:list text:style-name="LFO9" text:continue-numbering="true">
        <text:list-item>
          <text:p text:style-name="P52">Closure of the meeting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asdair MacDonald</meta:initial-creator>
    <dc:creator>Alasdair MacDonald</dc:creator>
    <meta:creation-date>2024-09-23T10:53:00Z</meta:creation-date>
    <dc:date>2024-09-23T13:10:00Z</dc:date>
    <meta:template xlink:href="Normal.dotm" xlink:type="simple"/>
    <meta:editing-cycles>3</meta:editing-cycles>
    <meta:editing-duration>PT8220S</meta:editing-duration>
    <meta:document-statistic meta:page-count="3" meta:paragraph-count="9" meta:word-count="718" meta:character-count="4804" meta:row-count="34" meta:non-whitespace-character-count="4095"/>
  </office:meta>
</office:document-meta>
</file>